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standard" style:list-style-name="L1">
      <style:graphic-properties draw:stroke="solid"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3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4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5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6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7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8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9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0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1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2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3" style:family="graphic" style:parent-style-name="standard">
      <style:graphic-properties draw:stroke="none" svg:stroke-color="#000000" draw:fill="none" draw:fill-color="#ffffff" fo:min-height="0.385cm"/>
    </style:style>
    <style:style style:name="gr14" style:family="graphic" style:parent-style-name="standard" style:list-style-name="L1">
      <style:graphic-properties draw:stroke="solid" svg:stroke-width="0.025cm" svg:stroke-color="#000000" draw:marker-start-width="0.229cm" draw:marker-end-width="0.229cm" draw:fill-color="#b3b3b3" draw:textarea-horizontal-align="center" draw:textarea-vertical-align="middle" draw:auto-grow-height="false" fo:padding-top="0.149cm" fo:padding-bottom="0.149cm" fo:padding-left="0.274cm" fo:padding-right="0.274cm"/>
    </style:style>
    <style:style style:name="gr15" style:family="graphic" style:parent-style-name="objectwithoutfill">
      <style:graphic-properties svg:stroke-width="0.076cm" draw:marker-start-width="0.305cm" draw:marker-end-width="0.305cm" draw:fill="none" draw:textarea-vertical-align="middle" fo:padding-top="0.163cm" fo:padding-bottom="0.163cm" fo:padding-left="0.288cm" fo:padding-right="0.288cm"/>
    </style:style>
    <style:style style:name="gr16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7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8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9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0" style:family="graphic" style:parent-style-name="standard" style:list-style-name="L1">
      <style:graphic-properties draw:stroke="solid"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family="'Liberation Sans'" style:font-family-generic="roman" style:font-pitch="variable" fo:font-size="11pt" style:letter-kerning="true" style:font-family-asian="'WenQuanYi Micro Hei'" style:font-family-generic-asian="system" style:font-pitch-asian="variable" style:font-size-asian="11pt" style:font-family-complex="'Lohit Hindi'" style:font-family-generic-complex="system" style:font-pitch-complex="variable" style:font-size-complex="11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family="'Liberation Sans'" style:font-family-generic="roman" style:font-pitch="variable" fo:font-size="11pt" style:letter-kerning="true" style:font-family-asian="'WenQuanYi Micro Hei'" style:font-family-generic-asian="system" style:font-pitch-asian="variable" style:font-size-asian="11pt" style:font-family-complex="'Lohit Hindi'" style:font-family-generic-complex="system" style:font-pitch-complex="variable" style:font-size-complex="11pt"/>
    </style:style>
    <style:style style:name="P5" style:family="paragraph">
      <style:text-properties fo:font-size="11pt" style:font-size-asian="11pt" style:font-size-complex="11pt"/>
    </style:style>
    <style:style style:name="T1" style:family="text">
      <style:text-properties fo:font-family="'Liberation Sans'" style:font-family-generic="roman" style:font-pitch="variable" fo:font-size="10pt" style:letter-kerning="true" style:font-family-asian="'WenQuanYi Micro Hei'" style:font-family-generic-asian="system" style:font-pitch-asian="variable" style:font-size-asian="10pt" style:font-family-complex="'Lohit Hindi'" style:font-family-generic-complex="system" style:font-pitch-complex="variable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032cm" svg:height="0.635cm" svg:x="14.732cm" svg:y="1.651cm">
          <text:p text:style-name="P1"><text:span text:style-name="T1">qNa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032cm" svg:height="0.635cm" svg:x="2.54cm" svg:y="1.651cm">
          <text:p text:style-name="P3"><text:span text:style-name="T1">+NOR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0.635cm" svg:x="0.254cm" svg:y="1.651cm">
          <text:p text:style-name="P1"><text:span text:style-name="T2">FCNVSD (n)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032cm" svg:height="0.635cm" svg:x="2.54cm" svg:y="1.016cm">
          <text:p text:style-name="P1"><text:span text:style-name="T2">+NORM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032cm" svg:height="0.635cm" svg:x="4.572cm" svg:y="1.016cm">
          <text:p text:style-name="P1"><text:span text:style-name="T2">-NORM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032cm" svg:height="0.635cm" svg:x="6.604cm" svg:y="1.016cm">
          <text:p text:style-name="P1"><text:span text:style-name="T2">+0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032cm" svg:height="0.635cm" svg:x="8.636cm" svg:y="1.016cm">
          <text:p text:style-name="P1"><text:span text:style-name="T2">-0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.032cm" svg:height="0.635cm" svg:x="10.668cm" svg:y="1.016cm">
          <text:p text:style-name="P1"><text:span text:style-name="T2">+inf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032cm" svg:height="0.635cm" svg:x="12.7cm" svg:y="1.016cm">
          <text:p text:style-name="P1"><text:span text:style-name="T2">-inf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6.256cm" svg:height="0.635cm" svg:x="2.54cm" svg:y="0.381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2.032cm" svg:height="0.635cm" svg:x="14.732cm" svg:y="1.016cm">
          <text:p text:style-name="P1"><text:span text:style-name="T2">qNaN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2.032cm" svg:height="0.635cm" svg:x="16.764cm" svg:y="1.016cm">
          <text:p text:style-name="P1"><text:span text:style-name="T2">sNaN</text:span></text:p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18.288cm" svg:height="0.683cm" svg:x="0.508cm" svg:y="2.413cm">
          <draw:text-box>
            <text:p><text:span text:style-name="T3">Note:</text:span><text:span text:style-name="T3"><text:tab/></text:span><text:span text:style-name="T3">When DN = 1, the value of a denormalized number is treated as 0.</text:span></text:p>
          </draw:text-box>
        </draw:frame>
        <draw:custom-shape draw:style-name="gr14" draw:text-style-name="P4" draw:layer="layout" svg:width="2.032cm" svg:height="0.635cm" svg:x="16.764cm" svg:y="1.651cm">
          <text:p text:style-name="P1"><text:span text:style-name="T1">invalid</text:span>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2.54cm" svg:y1="1.651cm" svg:x2="2.54cm" svg:y2="2.286cm">
          <text:p/>
        </draw:line>
        <draw:line draw:style-name="gr15" draw:text-style-name="P1" draw:layer="layout" svg:x1="2.54cm" svg:y1="1.651cm" svg:x2="18.796cm" svg:y2="1.651cm">
          <text:p/>
        </draw:line>
        <draw:custom-shape draw:style-name="gr16" draw:text-style-name="P4" draw:layer="layout" svg:width="2.032cm" svg:height="0.635cm" svg:x="12.7cm" svg:y="1.651cm">
          <text:p text:style-name="P1"><text:span text:style-name="T2">-inf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2.032cm" svg:height="0.635cm" svg:x="10.668cm" svg:y="1.651cm">
          <text:p text:style-name="P1"><text:span text:style-name="T2">+inf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2.032cm" svg:height="0.635cm" svg:x="8.636cm" svg:y="1.651cm">
          <text:p text:style-name="P1"><text:span text:style-name="T2">-0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2.032cm" svg:height="0.635cm" svg:x="6.604cm" svg:y="1.651cm">
          <text:p text:style-name="P1"><text:span text:style-name="T2">+0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2.032cm" svg:height="0.635cm" svg:x="4.572cm" svg:y="1.651cm">
          <text:p text:style-name="P3"><text:span text:style-name="T1">-NORM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05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am </meta:initial-creator>
    <meta:creation-date>2013-05-08T22:23:27</meta:creation-date>
    <dc:date>2013-05-11T18:36:04</dc:date>
    <dc:creator>Yam </dc:creator>
    <meta:editing-duration>PT55M10S</meta:editing-duration>
    <meta:editing-cycles>36</meta:editing-cycles>
    <meta:generator>LibreOffice/3.5$Linux_x86 LibreOffice_project/350m1$Build-2</meta:generator>
    <meta:document-statistic meta:object-count="21"/>
  </office:meta>
</office:document-meta>
</file>